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1.6382in" style:rel-column-width="15123*"/>
    </style:style>
    <style:style style:name="Table1.B" style:family="table-column">
      <style:table-column-properties style:column-width="5.4618in" style:rel-column-width="50412*"/>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7.1in" table:align="margins"/>
    </style:style>
    <style:style style:name="Table2.A" style:family="table-column">
      <style:table-column-properties style:column-width="2.1847in" style:rel-column-width="20164*"/>
    </style:style>
    <style:style style:name="Table2.B" style:family="table-column">
      <style:table-column-properties style:column-width="4.9153in" style:rel-column-width="45371*"/>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A4" style:family="table-cell">
      <style:table-cell-properties fo:padding="0.0403in" fo:border="0.5pt solid #000000"/>
    </style:style>
    <style:style style:name="Table2.B4" style:family="table-cell">
      <style:table-cell-properties fo:padding="0.0403in" fo:border="0.5pt solid #000000"/>
    </style:style>
    <style:style style:name="Table3" style:family="table">
      <style:table-properties style:width="7.1in" table:align="margins"/>
    </style:style>
    <style:style style:name="Table3.A" style:family="table-column">
      <style:table-column-properties style:column-width="2.1847in" style:rel-column-width="20164*"/>
    </style:style>
    <style:style style:name="Table3.B" style:family="table-column">
      <style:table-column-properties style:column-width="2.7306in" style:rel-column-width="25205*"/>
    </style:style>
    <style:style style:name="Table3.C" style:family="table-column">
      <style:table-column-properties style:column-width="2.1847in" style:rel-column-width="20166*"/>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4" style:family="table">
      <style:table-properties style:width="7.1in" table:align="margins"/>
    </style:style>
    <style:style style:name="Table4.A" style:family="table-column">
      <style:table-column-properties style:column-width="0.5458in" style:rel-column-width="5041*"/>
    </style:style>
    <style:style style:name="Table4.B" style:family="table-column">
      <style:table-column-properties style:column-width="3.8229in" style:rel-column-width="35288*"/>
    </style:style>
    <style:style style:name="Table4.C" style:family="table-column">
      <style:table-column-properties style:column-width="2.7306in" style:rel-column-width="25206*"/>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A4" style:family="table-cell">
      <style:table-cell-properties fo:padding="0.0403in" fo:border-left="0.5pt solid #000000" fo:border-right="0.5pt solid #000000" fo:border-top="none" fo:border-bottom="0.5pt solid #000000"/>
    </style:style>
    <style:style style:name="Table4.B4" style:family="table-cell">
      <style:table-cell-properties fo:padding="0.0403in" fo:border-left="0.5pt solid #000000" fo:border-right="0.5pt solid #000000" fo:border-top="none" fo:border-bottom="0.5pt solid #000000"/>
    </style:style>
    <style:style style:name="Table4.C4" style:family="table-cell">
      <style:table-cell-properties fo:padding="0.0403in" fo:border-left="0.5pt solid #000000" fo:border-right="0.5pt solid #000000" fo:border-top="none" fo:border-bottom="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5" style:family="table">
      <style:table-properties style:width="7.1in" table:align="margins"/>
    </style:style>
    <style:style style:name="Table5.A" style:family="table-column">
      <style:table-column-properties style:column-width="0.5458in" style:rel-column-width="5041*"/>
    </style:style>
    <style:style style:name="Table5.B" style:family="table-column">
      <style:table-column-properties style:column-width="3.8229in" style:rel-column-width="35288*"/>
    </style:style>
    <style:style style:name="Table5.C" style:family="table-column">
      <style:table-column-properties style:column-width="2.7306in" style:rel-column-width="2520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A8" style:family="table-cell">
      <style:table-cell-properties fo:padding="0.0403in" fo:border="0.5pt solid #000000"/>
    </style:style>
    <style:style style:name="Table5.B8" style:family="table-cell">
      <style:table-cell-properties fo:padding="0.0403in" fo:border="0.5pt solid #000000"/>
    </style:style>
    <style:style style:name="Table5.C8" style:family="table-cell">
      <style:table-cell-properties fo:padding="0.0403in" fo:border="0.5pt solid #000000"/>
    </style:style>
    <style:style style:name="Table6" style:family="table">
      <style:table-properties style:width="7.1in" table:align="margins"/>
    </style:style>
    <style:style style:name="Table6.A" style:family="table-column">
      <style:table-column-properties style:column-width="0.5458in" style:rel-column-width="5041*"/>
    </style:style>
    <style:style style:name="Table6.B" style:family="table-column">
      <style:table-column-properties style:column-width="2.4028in" style:rel-column-width="22181*"/>
    </style:style>
    <style:style style:name="Table6.C" style:family="table-column">
      <style:table-column-properties style:column-width="0.6556in" style:rel-column-width="6049*"/>
    </style:style>
    <style:style style:name="Table6.D" style:family="table-column">
      <style:table-column-properties style:column-width="3.4951in" style:rel-column-width="32264*"/>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7" style:family="table">
      <style:table-properties style:width="7.1in" table:align="margins"/>
    </style:style>
    <style:style style:name="Table7.A" style:family="table-column">
      <style:table-column-properties style:column-width="0.5458in" style:rel-column-width="5041*"/>
    </style:style>
    <style:style style:name="Table7.B" style:family="table-column">
      <style:table-column-properties style:column-width="3.8229in" style:rel-column-width="35288*"/>
    </style:style>
    <style:style style:name="Table7.C" style:family="table-column">
      <style:table-column-properties style:column-width="2.7306in" style:rel-column-width="25206*"/>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padding="0.0403in" fo:border="0.5pt solid #000000"/>
    </style:style>
    <style:style style:name="Table7.B2" style:family="table-cell">
      <style:table-cell-properties fo:padding="0.0403in" fo:border="0.5pt solid #000000"/>
    </style:style>
    <style:style style:name="Table7.C2" style:family="table-cell">
      <style:table-cell-properties fo:padding="0.0403in" fo:border="0.5pt solid #000000"/>
    </style:style>
    <style:style style:name="Table7.A3" style:family="table-cell">
      <style:table-cell-properties fo:padding="0.0403in" fo:border="0.5pt solid #000000"/>
    </style:style>
    <style:style style:name="Table7.B3" style:family="table-cell">
      <style:table-cell-properties fo:padding="0.0403in" fo:border="0.5pt solid #000000"/>
    </style:style>
    <style:style style:name="Table7.C3" style:family="table-cell">
      <style:table-cell-properties fo:padding="0.0403in" fo:border="0.5pt solid #000000"/>
    </style:style>
    <style:style style:name="Table7.A4" style:family="table-cell">
      <style:table-cell-properties fo:padding="0.0403in" fo:border="0.5pt solid #000000"/>
    </style:style>
    <style:style style:name="Table7.B4" style:family="table-cell">
      <style:table-cell-properties fo:padding="0.0403in" fo:border="0.5pt solid #000000"/>
    </style:style>
    <style:style style:name="Table7.C4" style:family="table-cell">
      <style:table-cell-properties fo:padding="0.0403in" fo:border="0.5pt solid #000000"/>
    </style:style>
    <style:style style:name="Table7.A5" style:family="table-cell">
      <style:table-cell-properties fo:padding="0.0403in" fo:border="0.5pt solid #000000"/>
    </style:style>
    <style:style style:name="Table7.B5" style:family="table-cell">
      <style:table-cell-properties fo:padding="0.0403in" fo:border="0.5pt solid #000000"/>
    </style:style>
    <style:style style:name="Table7.C5" style:family="table-cell">
      <style:table-cell-properties fo:padding="0.0403in" fo:border="0.5pt solid #000000"/>
    </style:style>
    <style:style style:name="Table7.A6" style:family="table-cell">
      <style:table-cell-properties fo:padding="0.0403in" fo:border="0.5pt solid #000000"/>
    </style:style>
    <style:style style:name="Table7.B6" style:family="table-cell">
      <style:table-cell-properties fo:padding="0.0403in" fo:border="0.5pt solid #000000"/>
    </style:style>
    <style:style style:name="Table7.C6" style:family="table-cell">
      <style:table-cell-properties fo:padding="0.0403in" fo:border="0.5pt solid #000000"/>
    </style:style>
    <style:style style:name="Table7.A7" style:family="table-cell">
      <style:table-cell-properties fo:padding="0.0403in" fo:border="0.5pt solid #000000"/>
    </style:style>
    <style:style style:name="Table7.B7" style:family="table-cell">
      <style:table-cell-properties fo:padding="0.0403in" fo:border="0.5pt solid #000000"/>
    </style:style>
    <style:style style:name="Table7.C7" style:family="table-cell">
      <style:table-cell-properties fo:padding="0.0403in" fo:border="0.5pt solid #000000"/>
    </style:style>
    <style:style style:name="Table8" style:family="table">
      <style:table-properties style:width="7.1in" table:align="margins"/>
    </style:style>
    <style:style style:name="Table8.A" style:family="table-column">
      <style:table-column-properties style:column-width="0.5458in" style:rel-column-width="5041*"/>
    </style:style>
    <style:style style:name="Table8.B" style:family="table-column">
      <style:table-column-properties style:column-width="3.8229in" style:rel-column-width="35288*"/>
    </style:style>
    <style:style style:name="Table8.C" style:family="table-column">
      <style:table-column-properties style:column-width="2.7306in" style:rel-column-width="25206*"/>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9" style:family="table">
      <style:table-properties style:width="7.1in" table:align="margins"/>
    </style:style>
    <style:style style:name="Table9.A" style:family="table-column">
      <style:table-column-properties style:column-width="0.5458in" style:rel-column-width="5041*"/>
    </style:style>
    <style:style style:name="Table9.B" style:family="table-column">
      <style:table-column-properties style:column-width="3.8229in" style:rel-column-width="35288*"/>
    </style:style>
    <style:style style:name="Table9.C" style:family="table-column">
      <style:table-column-properties style:column-width="2.7306in" style:rel-column-width="25206*"/>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padding="0.0403in" fo:border="0.5pt solid #000000"/>
    </style:style>
    <style:style style:name="Table9.B2" style:family="table-cell">
      <style:table-cell-properties fo:padding="0.0403in" fo:border="0.5pt solid #000000"/>
    </style:style>
    <style:style style:name="Table9.C2" style:family="table-cell">
      <style:table-cell-properties fo:padding="0.0403in" fo:border="0.5pt solid #000000"/>
    </style:style>
    <style:style style:name="Table11" style:family="table">
      <style:table-properties style:width="7.1in" table:align="margins"/>
    </style:style>
    <style:style style:name="Table11.A" style:family="table-column">
      <style:table-column-properties style:column-width="0.4368in" style:rel-column-width="4031*"/>
    </style:style>
    <style:style style:name="Table11.B" style:family="table-column">
      <style:table-column-properties style:column-width="1.0917in" style:rel-column-width="10076*"/>
    </style:style>
    <style:style style:name="Table11.C" style:family="table-column">
      <style:table-column-properties style:column-width="1.3111in" style:rel-column-width="12101*"/>
    </style:style>
    <style:style style:name="Table11.D" style:family="table-column">
      <style:table-column-properties style:column-width="4.2604in" style:rel-column-width="39327*"/>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A3" style:family="table-cell">
      <style:table-cell-properties fo:padding="0.0403in" fo:border-left="0.5pt solid #000000" fo:border-right="0.5pt solid #000000" fo:border-top="none" fo:border-bottom="0.5pt solid #000000"/>
    </style:style>
    <style:style style:name="Table11.B3" style:family="table-cell">
      <style:table-cell-properties fo:padding="0.0403in" fo:border-left="0.5pt solid #000000" fo:border-right="0.5pt solid #000000" fo:border-top="none" fo:border-bottom="0.5pt solid #000000"/>
    </style:style>
    <style:style style:name="Table11.C3" style:family="table-cell">
      <style:table-cell-properties fo:padding="0.0403in" fo:border-left="0.5pt solid #000000" fo:border-right="0.5pt solid #000000" fo:border-top="none" fo:border-bottom="0.5pt solid #000000"/>
    </style:style>
    <style:style style:name="Table11.D3" style:family="table-cell">
      <style:table-cell-properties fo:padding="0.0403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H1">
      <style:paragraph-properties fo:break-before="page"/>
    </style:style>
    <style:style style:name="P3" style:family="paragraph" style:parent-style-name="H2">
      <style:paragraph-properties fo:break-before="page"/>
    </style:style>
    <style:style style:name="P4" style:family="paragraph" style:parent-style-name="CellText">
      <style:text-properties officeooo:rsid="001655e5"/>
    </style:style>
    <style:style style:name="P5" style:family="paragraph" style:parent-style-name="CellText">
      <style:text-properties officeooo:rsid="001655e5" officeooo:paragraph-rsid="001655e5"/>
    </style:style>
    <style:style style:name="T1" style:family="text">
      <style:text-properties officeooo:rsid="0014d178"/>
    </style:style>
    <style:style style:name="T2" style:family="text">
      <style:text-properties officeooo:rsid="001655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 text:name="Rev"/>
      </text:user-field-decls>
      <text:p text:style-name="DocTitle">TP-KRC3006-02</text:p>
      <text:p text:style-name="H1">Breakout Board Bare Board Testing, Assembly, and Verification</text:p>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P-KRC3006-02</text:p>
          </table:table-cell>
        </table:table-row>
        <table:table-row>
          <table:table-cell table:style-name="Table1.A2" office:value-type="string">
            <text:p text:style-name="CellText">Project</text:p>
          </table:table-cell>
          <table:table-cell table:style-name="Table1.B2" office:value-type="string">
            <text:p text:style-name="CellText">KRC-3006 CD Changer Protocol Reverse Engineering</text:p>
          </table:table-cell>
        </table:table-row>
        <table:table-row>
          <table:table-cell table:style-name="Table1.A2" office:value-type="string">
            <text:p text:style-name="CellText">Revision</text:p>
          </table:table-cell>
          <table:table-cell table:style-name="Table1.B2" office:value-type="string">
            <text:p text:style-name="CellText"><text:user-field-get text:name="Rev">B</text:user-field-get></text:p>
          </table:table-cell>
        </table:table-row>
        <table:table-row>
          <table:table-cell table:style-name="Table1.A2" office:value-type="string">
            <text:p text:style-name="CellText">Date</text:p>
          </table:table-cell>
          <table:table-cell table:style-name="Table1.B2" office:value-type="string">
            <text:p text:style-name="CellText">2026-03-<text:span text:style-name="T2">29</text:span></text:p>
          </table:table-cell>
        </table:table-row>
        <table:table-row>
          <table:table-cell table:style-name="Table1.A2" office:value-type="string">
            <text:p text:style-name="CellText">Author</text:p>
          </table:table-cell>
          <table:table-cell table:style-name="Table1.B2" office:value-type="string">
            <text:p text:style-name="CellText">Allen, Anthropic Claude Opus 4.6</text:p>
          </table:table-cell>
        </table:table-row>
        <table:table-row>
          <table:table-cell table:style-name="Table1.A2" office:value-type="string">
            <text:p text:style-name="CellText">Related Documents</text:p>
          </table:table-cell>
          <table:table-cell table:style-name="Table1.B2" office:value-type="string">
            <text:p text:style-name="CellText">DN-KRC3006-04 Rev C, TL-KRC3006-02, TP-KRC3006-01</text:p>
          </table:table-cell>
        </table:table-row>
      </table:table>
      <text:p text:style-name="Body"/>
      <text:p text:style-name="H1">1. Purpose</text:p>
      <text:p text:style-name="Body">This test plan defines the inspection, assembly, and verification procedures for the 13-pin mini DIN protocol sniffer breakout board (DN-KRC3006-04). It covers the period from bare board receipt through final acceptance, at which point the board is released for integration into the protocol capture test bench per TP-KRC3006-01.</text:p>
      <text:p text:style-name="H1">2. Scope</text:p>
      <text:p text:style-name="Body">This plan covers three phases: bare board inspection and testing of the unpopulated PCB, component assembly with workmanship inspection, and final electrical verification of the fully assembled board. It does not cover protocol capture testing, which is addressed in TP-KRC3006-01.</text:p>
      <text:p text:style-name="H1">3. References</text:p>
      <table:table table:name="Table2" table:style-name="Table2">
        <table:table-column table:style-name="Table2.A"/>
        <table:table-column table:style-name="Table2.B"/>
        <table:table-row>
          <table:table-cell table:style-name="Table2.A1" office:value-type="string">
            <text:p text:style-name="CellTextBold">Document</text:p>
          </table:table-cell>
          <table:table-cell table:style-name="Table2.A1" office:value-type="string">
            <text:p text:style-name="CellTextBold">Title</text:p>
          </table:table-cell>
        </table:table-row>
        <table:table-row>
          <table:table-cell table:style-name="Table2.A2" office:value-type="string">
            <text:p text:style-name="CellText">DN-KRC3006-04 Rev C</text:p>
          </table:table-cell>
          <table:table-cell table:style-name="Table2.B2" office:value-type="string">
            <text:p text:style-name="CellText">13-Pin Mini DIN Protocol Sniffer Breakout Board</text:p>
          </table:table-cell>
        </table:table-row>
        <table:table-row>
          <table:table-cell table:style-name="Table2.A2" office:value-type="string">
            <text:p text:style-name="CellText">TP-KRC3006-01</text:p>
          </table:table-cell>
          <table:table-cell table:style-name="Table2.B2" office:value-type="string">
            <text:p text:style-name="CellText">Protocol Capture and Emulator Test Procedure</text:p>
          </table:table-cell>
        </table:table-row>
        <table:table-row>
          <table:table-cell table:style-name="Table2.A2" office:value-type="string">
            <text:p text:style-name="CellText">TL-KRC3006-02</text:p>
          </table:table-cell>
          <table:table-cell table:style-name="Table2.B2" office:value-type="string">
            <text:p text:style-name="CellText">Companion Test Log (this plan's recording form)</text:p>
          </table:table-cell>
        </table:table-row>
      </table:table>
      <text:p text:style-name="H1">4. Equipment Required</text:p>
      <table:table table:name="Table3" table:style-name="Table3">
        <table:table-column table:style-name="Table3.A"/>
        <table:table-column table:style-name="Table3.B"/>
        <table:table-column table:style-name="Table3.C"/>
        <table:table-row>
          <table:table-cell table:style-name="Table3.A1" office:value-type="string">
            <text:p text:style-name="CellTextBold">Item</text:p>
          </table:table-cell>
          <table:table-cell table:style-name="Table3.A1" office:value-type="string">
            <text:p text:style-name="CellTextBold">Purpose</text:p>
          </table:table-cell>
          <table:table-cell table:style-name="Table3.A1" office:value-type="string">
            <text:p text:style-name="CellTextBold">Notes</text:p>
          </table:table-cell>
        </table:table-row>
        <table:table-row>
          <table:table-cell table:style-name="Table3.A2" office:value-type="string">
            <text:p text:style-name="CellText">Digital multimeter (DMM)</text:p>
          </table:table-cell>
          <table:table-cell table:style-name="Table3.B2" office:value-type="string">
            <text:p text:style-name="CellText">Continuity, resistance, and voltage measurements</text:p>
          </table:table-cell>
          <table:table-cell table:style-name="Table3.C2" office:value-type="string">
            <text:p text:style-name="CellText">Audible continuity mode required</text:p>
          </table:table-cell>
        </table:table-row>
        <table:table-row>
          <table:table-cell table:style-name="Table3.A2" office:value-type="string">
            <text:p text:style-name="CellText">Bench magnifier or loupe (10x min)</text:p>
          </table:table-cell>
          <table:table-cell table:style-name="Table3.B2" office:value-type="string">
            <text:p text:style-name="CellText">Visual inspection of solder joints and traces</text:p>
          </table:table-cell>
          <table:table-cell table:style-name="Table3.C2" office:value-type="string">
            <text:p text:style-name="CellText">Illuminated preferred</text:p>
          </table:table-cell>
        </table:table-row>
        <table:table-row>
          <table:table-cell table:style-name="Table3.A2" office:value-type="string">
            <text:p text:style-name="CellText">Soldering iron (temperature-controlled)</text:p>
          </table:table-cell>
          <table:table-cell table:style-name="Table3.B2" office:value-type="string">
            <text:p text:style-name="CellText">Component assembly</text:p>
          </table:table-cell>
          <table:table-cell table:style-name="Table3.C2" office:value-type="string">
            <text:p text:style-name="CellText">Fine tip, 300-350°C</text:p>
          </table:table-cell>
        </table:table-row>
        <table:table-row>
          <table:table-cell table:style-name="Table3.A2" office:value-type="string">
            <text:p text:style-name="CellText">Solder (leaded or lead-free)</text:p>
          </table:table-cell>
          <table:table-cell table:style-name="Table3.B2" office:value-type="string">
            <text:p text:style-name="CellText">Component assembly</text:p>
          </table:table-cell>
          <table:table-cell table:style-name="Table3.C2" office:value-type="string">
            <text:p text:style-name="CellText">0.5-0.8 mm diameter recommended</text:p>
          </table:table-cell>
        </table:table-row>
        <table:table-row>
          <table:table-cell table:style-name="Table3.A2" office:value-type="string">
            <text:p text:style-name="CellText">Flux (rosin or no-clean)</text:p>
          </table:table-cell>
          <table:table-cell table:style-name="Table3.B2" office:value-type="string">
            <text:p text:style-name="CellText">Assembly aid</text:p>
          </table:table-cell>
          <table:table-cell table:style-name="Table3.C2" office:value-type="string">
            <text:p text:style-name="CellText">Pen or syringe</text:p>
          </table:table-cell>
        </table:table-row>
        <table:table-row>
          <table:table-cell table:style-name="Table3.A2" office:value-type="string">
            <text:p text:style-name="CellText">Isopropyl alcohol (90%+)</text:p>
          </table:table-cell>
          <table:table-cell table:style-name="Table3.B2" office:value-type="string">
            <text:p text:style-name="CellText">Post-solder cleaning</text:p>
          </table:table-cell>
          <table:table-cell table:style-name="Table3.C2" office:value-type="string">
            <text:p text:style-name="CellText">With lint-free wipes</text:p>
          </table:table-cell>
        </table:table-row>
        <table:table-row>
          <table:table-cell table:style-name="Table3.A2" office:value-type="string">
            <text:p text:style-name="CellText">Male-to-male 3.5 mm TRS cable</text:p>
          </table:table-cell>
          <table:table-cell table:style-name="Table3.B2" office:value-type="string">
            <text:p text:style-name="CellText">Audio path verification</text:p>
          </table:table-cell>
          <table:table-cell table:style-name="Table3.C2" office:value-type="string">
            <text:p text:style-name="CellText">Short length preferred</text:p>
          </table:table-cell>
        </table:table-row>
        <text:soft-page-break/>
        <table:table-row>
          <table:table-cell table:style-name="Table3.A2" office:value-type="string">
            <text:p text:style-name="CellText">Male jumper wires</text:p>
          </table:table-cell>
          <table:table-cell table:style-name="Table3.B2" office:value-type="string">
            <text:p text:style-name="CellText">J3 test header verification</text:p>
          </table:table-cell>
          <table:table-cell table:style-name="Table3.C2" office:value-type="string">
            <text:p text:style-name="CellText">Standard 2.54 mm Dupont-style</text:p>
          </table:table-cell>
        </table:table-row>
        <table:table-row>
          <table:table-cell table:style-name="Table3.A2" office:value-type="string">
            <text:p text:style-name="CellText">13-pin mini DIN cable or connector</text:p>
          </table:table-cell>
          <table:table-cell table:style-name="Table3.B2" office:value-type="string">
            <text:p text:style-name="CellText">Mechanical fit verification</text:p>
          </table:table-cell>
          <table:table-cell table:style-name="Table3.C2" office:value-type="string">
            <text:p text:style-name="CellText">From KDC-CX85 or equivalent</text:p>
          </table:table-cell>
        </table:table-row>
        <table:table-row>
          <table:table-cell table:style-name="Table3.A2" office:value-type="string">
            <text:p text:style-name="CellText">Calipers</text:p>
          </table:table-cell>
          <table:table-cell table:style-name="Table3.B2" office:value-type="string">
            <text:p text:style-name="CellText">Dimensional verification</text:p>
          </table:table-cell>
          <table:table-cell table:style-name="Table3.C2" office:value-type="string">
            <text:p text:style-name="CellText">0.01 mm resolution</text:p>
          </table:table-cell>
        </table:table-row>
      </table:table>
      <text:p text:style-name="Body"/>
      <text:p text:style-name="H1">5. Safety</text:p>
      <text:p text:style-name="Body">All Phase 1 and Phase 2 procedures are performed on the unpowered board with no connection to the head unit, changer, or any voltage source. No specific electrical safety precautions are required beyond standard ESD practices when handling the PCB.</text:p>
      <text:p text:style-name="Body">Phase 3 verification step 3.6 involves connecting the breakout board inline between the head unit and changer with bench power applied. Follow the power-down reconfiguration procedure in DN-KRC3006-04 Section 7 before making or changing any connections.</text:p>
      <text:p text:style-name="H1">6. Phase 1 — Bare Board Inspection and Testing</text:p>
      <text:p text:style-name="Body">Phase 1 is performed on the unpopulated PCB as received from fabrication. The purpose is to verify that the board was manufactured correctly before committing components to it. All results are recorded in TL-KRC3006-02, Phase 1.</text:p>
      <text:p text:style-name="H2">6.1 Visual Inspection</text:p>
      <table:table table:name="Table4" table:style-name="Table4">
        <table:table-column table:style-name="Table4.A"/>
        <table:table-column table:style-name="Table4.B"/>
        <table:table-column table:style-name="Table4.C"/>
        <table:table-row>
          <table:table-cell table:style-name="Table4.A1" office:value-type="string">
            <text:p text:style-name="CellTextBold">Step</text:p>
          </table:table-cell>
          <table:table-cell table:style-name="Table4.A1" office:value-type="string">
            <text:p text:style-name="CellTextBold">Procedure</text:p>
          </table:table-cell>
          <table:table-cell table:style-name="Table4.A1" office:value-type="string">
            <text:p text:style-name="CellTextBold">Accept Criteria</text:p>
          </table:table-cell>
        </table:table-row>
        <table:table-row>
          <table:table-cell table:style-name="Table4.A2" office:value-type="string">
            <text:p text:style-name="CellText">1.1</text:p>
          </table:table-cell>
          <table:table-cell table:style-name="Table4.B2" office:value-type="string">
            <text:p text:style-name="CellText">Inspect board outline and corner radii. Compare against DN-KRC3006-04 board dimensions (22 x 80 mm). Measure with calipers.</text:p>
          </table:table-cell>
          <table:table-cell table:style-name="Table4.C2" office:value-type="string">
            <text:p text:style-name="CellText">Dimensions within +/- 0.2 mm of nominal. Corner radii present. No edge delamination or burrs.</text:p>
          </table:table-cell>
        </table:table-row>
        <table:table-row>
          <table:table-cell table:style-name="Table4.A2" office:value-type="string">
            <text:p text:style-name="P5">1.2</text:p>
          </table:table-cell>
          <table:table-cell table:style-name="Table4.B2" office:value-type="string">
            <text:p text:style-name="P5">Remove edge routing burrs.</text:p>
          </table:table-cell>
          <table:table-cell table:style-name="Table4.C2" office:value-type="string">
            <text:p text:style-name="P5">Any edge burrs trimmed and filed flush. No sharps edges remaining.</text:p>
          </table:table-cell>
        </table:table-row>
        <table:table-row>
          <table:table-cell table:style-name="Table4.A4" office:value-type="string">
            <text:p text:style-name="CellText">1.<text:span text:style-name="T2">3</text:span></text:p>
          </table:table-cell>
          <table:table-cell table:style-name="Table4.B4" office:value-type="string">
            <text:p text:style-name="CellText">Inspect right-edge cutouts for J4/J5 audio jacks. Verify cutout geometry is clean and complete.</text:p>
          </table:table-cell>
          <table:table-cell table:style-name="Table4.C4" office:value-type="string">
            <text:p text:style-name="CellText">Cutouts match design. No incomplete cuts or hanging tabs. FR4 intact around cutout perimeter.</text:p>
          </table:table-cell>
        </table:table-row>
        <table:table-row>
          <table:table-cell table:style-name="Table4.A2" office:value-type="string">
            <text:p text:style-name="CellText">1.<text:span text:style-name="T2">4</text:span></text:p>
          </table:table-cell>
          <table:table-cell table:style-name="Table4.B2" office:value-type="string">
            <text:p text:style-name="CellText">Inspect all through-holes for J1, J2, J3, J4, J5. Check for blocked, undersized, or missing holes.</text:p>
          </table:table-cell>
          <table:table-cell table:style-name="Table4.C2" office:value-type="string">
            <text:p text:style-name="CellText">All holes open and centered in pads. No drill breakout. Holes accept component leads without forcing.</text:p>
          </table:table-cell>
        </table:table-row>
        <table:table-row>
          <table:table-cell table:style-name="Table4.A2" office:value-type="string">
            <text:p text:style-name="CellText">1.<text:span text:style-name="T2">5</text:span></text:p>
          </table:table-cell>
          <table:table-cell table:style-name="Table4.B2" office:value-type="string">
            <text:p text:style-name="CellText">Inspect front (F.Cu) copper traces under magnification. Check for trace breaks, bridging, or missing copper.</text:p>
          </table:table-cell>
          <table:table-cell table:style-name="Table4.C2" office:value-type="string">
            <text:p text:style-name="CellText">No visible trace defects. No bridging between adjacent traces or pads.</text:p>
          </table:table-cell>
        </table:table-row>
        <table:table-row>
          <table:table-cell table:style-name="Table4.A2" office:value-type="string">
            <text:p text:style-name="CellText">1.<text:span text:style-name="T2">6</text:span></text:p>
          </table:table-cell>
          <table:table-cell table:style-name="Table4.B2" office:value-type="string">
            <text:p text:style-name="CellText">Inspect back (B.Cu) copper traces under magnification.</text:p>
          </table:table-cell>
          <table:table-cell table:style-name="Table4.C2" office:value-type="string">
            <text:p text:style-name="CellText">Same criteria as step 1.4.</text:p>
          </table:table-cell>
        </table:table-row>
        <table:table-row>
          <table:table-cell table:style-name="Table4.A2" office:value-type="string">
            <text:p text:style-name="CellText">1.<text:span text:style-name="T2">7</text:span></text:p>
          </table:table-cell>
          <table:table-cell table:style-name="Table4.B2" office:value-type="string">
            <text:p text:style-name="CellText">Inspect front silkscreen legibility. Verify signal labels (REQ H, GND, B.U., ON, MUTE, D. GND, RESET, CLK, REQ C, DATA C, DATA H), orientation labels (Head Unit Side / Changer Side), and reference designators (J1-J5).</text:p>
          </table:table-cell>
          <table:table-cell table:style-name="Table4.C2" office:value-type="string">
            <text:p text:style-name="CellText">All text legible. No missing or smeared labels. Correct signal names per DN-KRC3006-04 Section 8.</text:p>
          </table:table-cell>
        </table:table-row>
        <table:table-row>
          <table:table-cell table:style-name="Table4.A2" office:value-type="string">
            <text:p text:style-name="CellText">1.<text:span text:style-name="T2">8</text:span></text:p>
          </table:table-cell>
          <table:table-cell table:style-name="Table4.B2" office:value-type="string">
            <text:p text:style-name="CellText">Inspect back silkscreen. Verify author, date, revision, and GitHub URL.</text:p>
          </table:table-cell>
          <table:table-cell table:style-name="Table4.C2" office:value-type="string">
            <text:p text:style-name="CellText">All text legible and correct.</text:p>
          </table:table-cell>
        </table:table-row>
        <table:table-row>
          <table:table-cell table:style-name="Table4.A10" office:value-type="string">
            <text:p text:style-name="CellText">1.<text:span text:style-name="T2">9</text:span></text:p>
          </table:table-cell>
          <table:table-cell table:style-name="Table4.B10" office:value-type="string">
            <text:p text:style-name="CellText">Inspect solder mask coverage. Check for mask voids, misalignment, or pinholes exposing unintended copper.</text:p>
          </table:table-cell>
          <table:table-cell table:style-name="Table4.C10" office:value-type="string">
            <text:p text:style-name="CellText">Mask intact with no unintended copper exposure. Pad openings correctly aligned.</text:p>
          </table:table-cell>
        </table:table-row>
      </table:table>
      <text:p text:style-name="Body"/>
      <text:p text:style-name="H2">6.2 Bare Board Electrical Tests</text:p>
      <text:p text:style-name="Body">These tests verify that the PCB traces are intact and that no unintended shorts exist between adjacent nets. Perform all tests with the DMM in continuity/resistance mode. The board is unpopulated — test pad-to-pad on the <text:soft-page-break/>bare copper.</text:p>
      <table:table table:name="Table5" table:style-name="Table5">
        <table:table-column table:style-name="Table5.A"/>
        <table:table-column table:style-name="Table5.B"/>
        <table:table-column table:style-name="Table5.C"/>
        <table:table-row>
          <table:table-cell table:style-name="Table5.A1" office:value-type="string">
            <text:p text:style-name="CellTextBold">Step</text:p>
          </table:table-cell>
          <table:table-cell table:style-name="Table5.A1" office:value-type="string">
            <text:p text:style-name="CellTextBold">Procedure</text:p>
          </table:table-cell>
          <table:table-cell table:style-name="Table5.A1" office:value-type="string">
            <text:p text:style-name="CellTextBold">Accept Criteria</text:p>
          </table:table-cell>
        </table:table-row>
        <table:table-row>
          <table:table-cell table:style-name="Table5.A2" office:value-type="string">
            <text:p text:style-name="CellText">1.<text:span text:style-name="T2">10</text:span></text:p>
          </table:table-cell>
          <table:table-cell table:style-name="Table5.B2" office:value-type="string">
            <text:p text:style-name="CellText">Continuity — J1 to J2 pass-through, digital signals. For each of the following DIN pins, verify continuity between the J1 pad and the corresponding J2 pad: Pin 1 (REQ H), Pin 3 (B.U.), Pin 4 (ON), Pin 5 (MUTE), Pin 6 (D. GND), Pin 7 (RESET), Pin 9 (REQ C), Pin 10 (DATA C), Pin 11 (DATA H), Pin 13 (CLK). Also verify ground pass-through: Pin 2 (GND).</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text:span text:style-name="T2">1</text:span></text:p>
          </table:table-cell>
          <table:table-cell table:style-name="Table5.B2" office:value-type="string">
            <text:p text:style-name="CellText">Continuity — J1 to J3 test header tap. For each J3 pin, verify continuity between the J3 pad and the corresponding J1 DIN pad per the J3 pin mapping in DN-KRC3006-04 Section 8.</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text:span text:style-name="T2">2</text:span></text:p>
          </table:table-cell>
          <table:table-cell table:style-name="Table5.B2" office:value-type="string">
            <text:p text:style-name="CellText">Continuity — J1 audio pins to J4. Verify: J1 Pin 8 (R CH) to J4 Tip pad. J1 Pin 12 (L CH) to J4 Ring pad. J1 Pin 2 (GND) to J4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text:span text:style-name="T2">3</text:span></text:p>
          </table:table-cell>
          <table:table-cell table:style-name="Table5.B2" office:value-type="string">
            <text:p text:style-name="CellText">Continuity — J2 audio pins to J5. Verify: J2 Pin 8 (R CH) to J5 Tip pad. J2 Pin 12 (L CH) to J5 Ring pad. J2 Pin 2 (GND) to J5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text:span text:style-name="T2">4</text:span></text:p>
          </table:table-cell>
          <table:table-cell table:style-name="Table5.B2" office:value-type="string">
            <text:p text:style-name="CellText">Isolation — Audio path separation. Verify NO continuity between: J4 Tip pad and J5 Tip pad. J4 Ring pad and J5 Ring pad.</text:p>
          </table:table-cell>
          <table:table-cell table:style-name="Table5.C2" office:value-type="string">
            <text:p text:style-name="CellText">Open circuit (&gt; 1 M ohm) for each pair. Ground (sleeve) pads may show continuity if GND is shared — this is acceptable.</text:p>
          </table:table-cell>
        </table:table-row>
        <table:table-row>
          <table:table-cell table:style-name="Table5.A2" office:value-type="string">
            <text:p text:style-name="CellText">1.1<text:span text:style-name="T2">5</text:span></text:p>
          </table:table-cell>
          <table:table-cell table:style-name="Table5.B2" office:value-type="string">
            <text:p text:style-name="CellText">Isolation — B.U. to adjacent signals. Verify NO continuity between the B.U. pad (DIN Pin 3 / J3 Pin 3) and every adjacent net: GND (Pin 2), ON (Pin 4), and physically adjacent J3 pins.</text:p>
          </table:table-cell>
          <table:table-cell table:style-name="Table5.C2" office:value-type="string">
            <text:p text:style-name="CellText">Open circuit (&gt; 1 M ohm) for each pair.</text:p>
          </table:table-cell>
        </table:table-row>
        <table:table-row>
          <table:table-cell table:style-name="Table5.A2" office:value-type="string">
            <text:p text:style-name="CellText">1.1<text:span text:style-name="T2">6</text:span></text:p>
          </table:table-cell>
          <table:table-cell table:style-name="Table5.B2" office:value-type="string">
            <text:p text:style-name="CellText">Isolation — General short check. Spot-check at least 5 non-connected net pairs across the board for unintended shorts.</text:p>
          </table:table-cell>
          <table:table-cell table:style-name="Table5.C2" office:value-type="string">
            <text:p text:style-name="CellText">Open circuit (&gt; 1 M ohm) for all checked pairs.</text:p>
          </table:table-cell>
        </table:table-row>
      </table:table>
      <text:p text:style-name="Body"/>
      <text:p text:style-name="H2">6.3 Phase 1 Completion</text:p>
      <text:p text:style-name="Body">If all Phase 1 steps pass, the bare board is accepted for assembly. Record the overall Phase 1 result (PASS/FAIL) in TL-KRC3006-02. If any step fails, document the failure, assess whether it is repairable (e.g., a trace bridge that can be cut), and determine whether to repair or scrap the board. If using one of the <text:span text:style-name="T1">three</text:span> fabricated boards, move to the next board and repeat Phase 1.</text:p>
      <text:p text:style-name="H1">7. Phase 2 — Assembly and Workmanship</text:p>
      <text:p text:style-name="Body">Phase 2 covers soldering all components to the board that passed Phase 1 and inspecting the workmanship. All results are recorded in TL-KRC3006-02, Phase 2.</text:p>
      <text:p text:style-name="H2"/>
      <text:p text:style-name="P3">7.1 Assembly Sequence</text:p>
      <text:p text:style-name="Body">Solder components in the following order. This sequence places low-profile components first to allow the board to sit flat during assembly of taller componen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CellTextBold">Order</text:p>
          </table:table-cell>
          <table:table-cell table:style-name="Table6.A1" office:value-type="string">
            <text:p text:style-name="CellTextBold">Component</text:p>
          </table:table-cell>
          <table:table-cell table:style-name="Table6.A1" office:value-type="string">
            <text:p text:style-name="CellTextBold">Ref Des</text:p>
          </table:table-cell>
          <table:table-cell table:style-name="Table6.A1" office:value-type="string">
            <text:p text:style-name="CellTextBold">Notes</text:p>
          </table:table-cell>
        </table:table-row>
        <table:table-row>
          <table:table-cell table:style-name="Table6.A2" office:value-type="string">
            <text:p text:style-name="CellText">1</text:p>
          </table:table-cell>
          <table:table-cell table:style-name="Table6.B2" office:value-type="string">
            <text:p text:style-name="CellText">1x11 female pin header (2.54 mm)</text:p>
          </table:table-cell>
          <table:table-cell table:style-name="Table6.C2" office:value-type="string">
            <text:p text:style-name="CellText">J3</text:p>
          </table:table-cell>
          <table:table-cell table:style-name="Table6.D2" office:value-type="string">
            <text:p text:style-name="CellText">Front side. Verify alignment before soldering all pins — tack one end pin first, check perpendicularity, then solder remaining pins.</text:p>
          </table:table-cell>
        </table:table-row>
        <table:table-row>
          <table:table-cell table:style-name="Table6.A2" office:value-type="string">
            <text:p text:style-name="CellText">2</text:p>
          </table:table-cell>
          <table:table-cell table:style-name="Table6.B2" office:value-type="string">
            <text:p text:style-name="CellText">3.5 mm TRS audio jack</text:p>
          </table:table-cell>
          <table:table-cell table:style-name="Table6.C2" office:value-type="string">
            <text:p text:style-name="CellText">J4</text:p>
          </table:table-cell>
          <table:table-cell table:style-name="Table6.D2" office:value-type="string">
            <text:p text:style-name="CellText">Right edge cutout, head unit side. Ensure jack body seats flush against board edge.</text:p>
          </table:table-cell>
        </table:table-row>
        <table:table-row>
          <table:table-cell table:style-name="Table6.A2" office:value-type="string">
            <text:p text:style-name="CellText">3</text:p>
          </table:table-cell>
          <table:table-cell table:style-name="Table6.B2" office:value-type="string">
            <text:p text:style-name="CellText">3.5 mm TRS audio jack</text:p>
          </table:table-cell>
          <table:table-cell table:style-name="Table6.C2" office:value-type="string">
            <text:p text:style-name="CellText">J5</text:p>
          </table:table-cell>
          <table:table-cell table:style-name="Table6.D2" office:value-type="string">
            <text:p text:style-name="CellText">Right edge cutout, changer side. Same as J4.</text:p>
          </table:table-cell>
        </table:table-row>
        <table:table-row>
          <table:table-cell table:style-name="Table6.A2" office:value-type="string">
            <text:p text:style-name="CellText">4</text:p>
          </table:table-cell>
          <table:table-cell table:style-name="Table6.B2" office:value-type="string">
            <text:p text:style-name="CellText">13-pin mini DIN connector</text:p>
          </table:table-cell>
          <table:table-cell table:style-name="Table6.C2" office:value-type="string">
            <text:p text:style-name="CellText">J1</text:p>
          </table:table-cell>
          <table:table-cell table:style-name="Table6.D2" office:value-type="string">
            <text:p text:style-name="CellText">Front side. Align carefully using pin 1 indicator. Verify all 13 pins plus ground/shield lugs are soldered.</text:p>
          </table:table-cell>
        </table:table-row>
        <table:table-row>
          <table:table-cell table:style-name="Table6.A2" office:value-type="string">
            <text:p text:style-name="CellText">5</text:p>
          </table:table-cell>
          <table:table-cell table:style-name="Table6.B2" office:value-type="string">
            <text:p text:style-name="CellText">13-pin mini DIN connector</text:p>
          </table:table-cell>
          <table:table-cell table:style-name="Table6.C2" office:value-type="string">
            <text:p text:style-name="CellText">J2</text:p>
          </table:table-cell>
          <table:table-cell table:style-name="Table6.D2" office:value-type="string">
            <text:p text:style-name="CellText">Back side. Same care as J1. Verify orientation matches J1 when board is flipped.</text:p>
          </table:table-cell>
        </table:table-row>
      </table:table>
      <text:p text:style-name="Body"/>
      <text:p text:style-name="H2">7.2 Workmanship Inspection</text:p>
      <table:table table:name="Table7" table:style-name="Table7">
        <table:table-column table:style-name="Table7.A"/>
        <table:table-column table:style-name="Table7.B"/>
        <table:table-column table:style-name="Table7.C"/>
        <table:table-row>
          <table:table-cell table:style-name="Table7.A1" office:value-type="string">
            <text:p text:style-name="CellTextBold">Step</text:p>
          </table:table-cell>
          <table:table-cell table:style-name="Table7.A1" office:value-type="string">
            <text:p text:style-name="CellTextBold">Procedure</text:p>
          </table:table-cell>
          <table:table-cell table:style-name="Table7.A1" office:value-type="string">
            <text:p text:style-name="CellTextBold">Accept Criteria</text:p>
          </table:table-cell>
        </table:table-row>
        <table:table-row>
          <table:table-cell table:style-name="Table7.A2" office:value-type="string">
            <text:p text:style-name="CellText">2.1</text:p>
          </table:table-cell>
          <table:table-cell table:style-name="Table7.B2" office:value-type="string">
            <text:p text:style-name="CellText">Inspect all J3 solder joints under magnification.</text:p>
          </table:table-cell>
          <table:table-cell table:style-name="Table7.C2" office:value-type="string">
            <text:p text:style-name="CellText">Smooth, concave fillet on each pin. No cold joints, bridges, or insufficient solder. No flux residue bridging adjacent pins.</text:p>
          </table:table-cell>
        </table:table-row>
        <table:table-row>
          <table:table-cell table:style-name="Table7.A2" office:value-type="string">
            <text:p text:style-name="CellText">2.2</text:p>
          </table:table-cell>
          <table:table-cell table:style-name="Table7.B2" office:value-type="string">
            <text:p text:style-name="CellText">Inspect J4 and J5 solder joints and mechanical seating.</text:p>
          </table:table-cell>
          <table:table-cell table:style-name="Table7.C2" office:value-type="string">
            <text:p text:style-name="CellText">Jack bodies seated flush. Solder joints complete on all through-hole pins. No cracked solder from mechanical stress.</text:p>
          </table:table-cell>
        </table:table-row>
        <table:table-row>
          <table:table-cell table:style-name="Table7.A2" office:value-type="string">
            <text:p text:style-name="CellText">2.3</text:p>
          </table:table-cell>
          <table:table-cell table:style-name="Table7.B2" office:value-type="string">
            <text:p text:style-name="CellText">Inspect J1 solder joints (all 13 signal pins plus mounting/ground lugs).</text:p>
          </table:table-cell>
          <table:table-cell table:style-name="Table7.C2" office:value-type="string">
            <text:p text:style-name="CellText">All pins soldered. No bridges between adjacent pins (particularly in the tight DIN pin array). Connector body flush to board.</text:p>
          </table:table-cell>
        </table:table-row>
        <table:table-row>
          <table:table-cell table:style-name="Table7.A2" office:value-type="string">
            <text:p text:style-name="CellText">2.4</text:p>
          </table:table-cell>
          <table:table-cell table:style-name="Table7.B2" office:value-type="string">
            <text:p text:style-name="CellText">Inspect J2 solder joints (back side, same criteria as J1).</text:p>
          </table:table-cell>
          <table:table-cell table:style-name="Table7.C2" office:value-type="string">
            <text:p text:style-name="CellText">Same as step 2.3. Verify no interference between J2 body and front-side components.</text:p>
          </table:table-cell>
        </table:table-row>
        <table:table-row>
          <table:table-cell table:style-name="Table7.A2" office:value-type="string">
            <text:p text:style-name="CellText">2.5</text:p>
          </table:table-cell>
          <table:table-cell table:style-name="Table7.B2" office:value-type="string">
            <text:p text:style-name="CellText">Clean board with isopropyl alcohol. Remove all flux residue. Allow to dry completely.</text:p>
          </table:table-cell>
          <table:table-cell table:style-name="Table7.C2" office:value-type="string">
            <text:p text:style-name="CellText">Board clean. No visible flux residue under magnification, particularly between closely-spaced DIN pins.</text:p>
          </table:table-cell>
        </table:table-row>
        <table:table-row>
          <table:table-cell table:style-name="Table7.A2" office:value-type="string">
            <text:p text:style-name="CellText">2.6</text:p>
          </table:table-cell>
          <table:table-cell table:style-name="Table7.B2" office:value-type="string">
            <text:p text:style-name="CellText">Final visual inspection of assembled board under magnification.</text:p>
          </table:table-cell>
          <table:table-cell table:style-name="Table7.C2" office:value-type="string">
            <text:p text:style-name="CellText">No solder bridges, no damaged traces, no lifted pads. All components secure and correctly oriented.</text:p>
          </table:table-cell>
        </table:table-row>
      </table:table>
      <text:p text:style-name="Body"/>
      <text:p text:style-name="H2">7.3 Phase 2 Completion</text:p>
      <text:p text:style-name="Body">If all Phase 2 steps pass, the assembled board is accepted for final verification. Record the overall Phase 2 result (PASS/FAIL) in TL-KRC3006-02. If solder defects are found, rework the affected joint(s) and re-inspect.</text:p>
      <text:p text:style-name="H1">8. Phase 3 — Final Electrical Verification</text:p>
      <text:p text:style-name="Body">Phase 3 verifies end-to-end electrical function of the fully assembled board. All tests in steps 3.1 through 3.5 are performed with the board unpowered and disconnected from any external equipment. All results are recorded in TL-KRC3006-02, Phase 3.</text:p>
      <text:p text:style-name="H2"/>
      <text:p text:style-name="P3">8.1 End-to-End Continuity</text:p>
      <table:table table:name="Table8" table:style-name="Table8">
        <table:table-column table:style-name="Table8.A"/>
        <table:table-column table:style-name="Table8.B"/>
        <table:table-column table:style-name="Table8.C"/>
        <table:table-row>
          <table:table-cell table:style-name="Table8.A1" office:value-type="string">
            <text:p text:style-name="CellTextBold">Step</text:p>
          </table:table-cell>
          <table:table-cell table:style-name="Table8.A1" office:value-type="string">
            <text:p text:style-name="CellTextBold">Procedure</text:p>
          </table:table-cell>
          <table:table-cell table:style-name="Table8.A1" office:value-type="string">
            <text:p text:style-name="CellTextBold">Accept Criteria</text:p>
          </table:table-cell>
        </table:table-row>
        <table:table-row>
          <table:table-cell table:style-name="Table8.A2" office:value-type="string">
            <text:p text:style-name="CellText">3.1</text:p>
          </table:table-cell>
          <table:table-cell table:style-name="Table8.B2" office:value-type="string">
            <text:p text:style-name="CellText">End-to-end continuity — Digital pass-through with connectors. Insert a 13-pin mini DIN cable into J1. Probe the cable-side pins at the free end. For each of the 11 digital/control/ground signals, verify continuity from the cable pin through J1, through the board trace, through J2, to the J2 connector pins. If a second cable is available, insert it into J2 and measure cable-end to cable-end.</text:p>
          </table:table-cell>
          <table:table-cell table:style-name="Table8.C2" office:value-type="string">
            <text:p text:style-name="CellText">&lt; 2 ohm for each signal path (contact resistance of two connectors plus trace). 11 measurements minimum.</text:p>
          </table:table-cell>
        </table:table-row>
        <table:table-row>
          <table:table-cell table:style-name="Table8.A2" office:value-type="string">
            <text:p text:style-name="CellText">3.2</text:p>
          </table:table-cell>
          <table:table-cell table:style-name="Table8.B2" office:value-type="string">
            <text:p text:style-name="CellText">End-to-end continuity — Digital signals to J3 test header. With the cable still in J1, insert a male jumper wire into each J3 socket one at a time. Verify continuity between the J3 jumper wire and the corresponding cable-end pin.</text:p>
          </table:table-cell>
          <table:table-cell table:style-name="Table8.C2" office:value-type="string">
            <text:p text:style-name="CellText">&lt; 2 ohm for each (11 measurements).</text:p>
          </table:table-cell>
        </table:table-row>
        <table:table-row>
          <table:table-cell table:style-name="Table8.A2" office:value-type="string">
            <text:p text:style-name="CellText">3.3</text:p>
          </table:table-cell>
          <table:table-cell table:style-name="Table8.B2" office:value-type="string">
            <text:p text:style-name="CellText">End-to-end continuity — Audio path, head unit side. With cable in J1, insert a 3.5 mm plug into J4. Verify continuity: Cable Pin 8 (R CH) to J4 plug tip. Cable Pin 12 (L CH) to J4 plug ring. Cable Pin 2 (GND) to J4 plug sleeve.</text:p>
          </table:table-cell>
          <table:table-cell table:style-name="Table8.C2" office:value-type="string">
            <text:p text:style-name="CellText">&lt; 2 ohm for each (3 measurements).</text:p>
          </table:table-cell>
        </table:table-row>
        <table:table-row>
          <table:table-cell table:style-name="Table8.A2" office:value-type="string">
            <text:p text:style-name="CellText">3.4</text:p>
          </table:table-cell>
          <table:table-cell table:style-name="Table8.B2" office:value-type="string">
            <text:p text:style-name="CellText">End-to-end continuity — Audio path, changer side. With cable in J2, insert a 3.5 mm plug into J5. Same measurements as step 3.3 but on the changer side.</text:p>
          </table:table-cell>
          <table:table-cell table:style-name="Table8.C2" office:value-type="string">
            <text:p text:style-name="CellText">&lt; 2 ohm for each (3 measurements).</text:p>
          </table:table-cell>
        </table:table-row>
      </table:table>
      <text:p text:style-name="Body"/>
      <text:p text:style-name="H2">8.2 Isolation Verification</text:p>
      <table:table table:name="Table9" table:style-name="Table9">
        <table:table-column table:style-name="Table9.A"/>
        <table:table-column table:style-name="Table9.B"/>
        <table:table-column table:style-name="Table9.C"/>
        <table:table-row>
          <table:table-cell table:style-name="Table9.A1" office:value-type="string">
            <text:p text:style-name="CellTextBold">Step</text:p>
          </table:table-cell>
          <table:table-cell table:style-name="Table9.A1" office:value-type="string">
            <text:p text:style-name="CellTextBold">Procedure</text:p>
          </table:table-cell>
          <table:table-cell table:style-name="Table9.A1" office:value-type="string">
            <text:p text:style-name="CellTextBold">Accept Criteria</text:p>
          </table:table-cell>
        </table:table-row>
        <table:table-row>
          <table:table-cell table:style-name="Table9.A2" office:value-type="string">
            <text:p text:style-name="CellText">3.5</text:p>
          </table:table-cell>
          <table:table-cell table:style-name="Table9.B2" office:value-type="string">
            <text:p text:style-name="CellText">Isolation — Audio path separation (assembled). With nothing plugged into J4 or J5, verify NO continuity between: J4 Tip and J5 Tip (R CH isolation). J4 Ring and J5 Ring (L CH isolation). Then connect a male-to-male 3.5 mm cable between J4 and J5 and verify continuity IS restored: J4 Tip to J5 Tip. J4 Ring to J5 Ring.</text:p>
          </table:table-cell>
          <table:table-cell table:style-name="Table9.C2" office:value-type="string">
            <text:p text:style-name="CellText">Without cable: Open circuit (&gt; 1 M ohm).</text:p>
            <text:p text:style-name="CellText">With cable: &lt; 2 ohm.</text:p>
            <text:p text:style-name="CellText">This confirms the separated audio path functions correctly in both states.</text:p>
          </table:table-cell>
        </table:table-row>
      </table:table>
      <text:p text:style-name="Body"/>
      <text:p text:style-name="H2">8.<text:span text:style-name="T2">3</text:span> Phase 3 Completion</text:p>
      <text:p text:style-name="Body">If all Phase 3 steps pass (3.1 through 3.5 required; 3.6 optional), the board is accepted for integration into the protocol capture test bench. Record the overall Phase 3 result (PASS/FAIL) in TL-KRC3006-02.</text:p>
      <text:p text:style-name="H1">9. Acceptance and Disposition</text:p>
      <text:p text:style-name="Body">The breakout board is accepted when all three phases are recorded as PASS in TL-KRC3006-02. Upon acceptance, the board is released for use in TP-KRC3006-01 protocol capture testing.</text:p>
      <text:p text:style-name="Body">If a board fails any phase and cannot be reworked, it is set aside. There are <text:span text:style-name="T1">three</text:span> boards in the fabrication order; repeat the test sequence on the next board.</text:p>
      <text:p text:style-name="H1"/>
      <text:p text:style-name="P2">10. Revision History</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CellTextBold">Rev</text:p>
          </table:table-cell>
          <table:table-cell table:style-name="Table11.A1" office:value-type="string">
            <text:p text:style-name="CellTextBold">Date</text:p>
          </table:table-cell>
          <table:table-cell table:style-name="Table11.A1" office:value-type="string">
            <text:p text:style-name="CellTextBold">Author</text:p>
          </table:table-cell>
          <table:table-cell table:style-name="Table11.A1" office:value-type="string">
            <text:p text:style-name="CellTextBold">Description</text:p>
          </table:table-cell>
        </table:table-row>
        <table:table-row>
          <table:table-cell table:style-name="Table11.A2" office:value-type="string">
            <text:p text:style-name="CellText">A</text:p>
          </table:table-cell>
          <table:table-cell table:style-name="Table11.B2" office:value-type="string">
            <text:p text:style-name="CellText">2026-03-14</text:p>
          </table:table-cell>
          <table:table-cell table:style-name="Table11.C2" office:value-type="string">
            <text:p text:style-name="CellText">Allen</text:p>
          </table:table-cell>
          <table:table-cell table:style-name="Table11.D2" office:value-type="string">
            <text:p text:style-name="CellText">Initial release.</text:p>
          </table:table-cell>
        </table:table-row>
        <table:table-row>
          <table:table-cell table:style-name="Table11.A3" office:value-type="string">
            <text:p text:style-name="P5">B</text:p>
          </table:table-cell>
          <table:table-cell table:style-name="Table11.B3" office:value-type="string">
            <text:p text:style-name="P4">2026-03-29</text:p>
          </table:table-cell>
          <table:table-cell table:style-name="Table11.C3" office:value-type="string">
            <text:p text:style-name="P5">A. Kreager</text:p>
          </table:table-cell>
          <table:table-cell table:style-name="Table11.D3" office:value-type="string">
            <text:p text:style-name="P5">Add step to remove burrs</text:p>
          </table:table-cell>
        </table:table-row>
      </table:table>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5in" style:contextual-spacing="false"/>
      <style:text-properties style:font-name="Liberation Sans" fo:font-family="'Liberation Sans'" fo:font-size="16pt" fo:font-weight="bold"/>
    </style:style>
    <style:style style:name="H1" style:family="paragraph">
      <style:paragraph-properties fo:margin-top="0.2in" fo:margin-bottom="0.1in" style:contextual-spacing="false" fo:break-before="auto" fo:break-after="auto"/>
      <style:text-properties style:font-name="Liberation Sans" fo:font-family="'Liberation Sans'" fo:font-size="14pt" fo:font-weight="bold"/>
    </style:style>
    <style:style style:name="H2" style:family="paragraph">
      <style:paragraph-properties fo:margin-top="0.15in" fo:margin-bottom="0.0799in" style:contextual-spacing="false"/>
      <style:text-properties style:font-name="Liberation Sans" fo:font-family="'Liberation Sans'" fo:font-size="12pt" fo:font-weight="bold"/>
    </style:style>
    <style:style style:name="Body" style:family="paragraph">
      <style:paragraph-properties fo:margin-top="0in" fo:margin-bottom="0.0799in" style:contextual-spacing="false"/>
      <style:text-properties style:font-name="Liberation Sans" fo:font-family="'Liberation Sans'" fo:font-size="10pt"/>
    </style:style>
    <style:style style:name="CellText" style:family="paragraph">
      <style:text-properties style:font-name="Liberation Sans" fo:font-family="'Liberation Sans'" fo:font-size="9pt"/>
    </style:style>
    <style:style style:name="CellTextBold" style:family="paragraph">
      <style:text-properties style:font-name="Liberation Sans" fo:font-family="'Liberation Sans'" fo:font-size="9pt" fo:font-weight="bold"/>
    </style:style>
    <style:style style:name="FieldLabel" style:family="paragraph">
      <style:text-properties style:font-name="Liberation Sans" fo:font-family="'Liberation Sans'" fo:font-size="10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5in" style:type="center"/>
          <style:tab-stop style:position="7.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ld" style:family="text">
      <style:text-properties fo:font-weight="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14d178"/>
    </style:style>
    <style:page-layout style:name="Mpm1">
      <style:page-layout-properties fo:page-width="8.5in" fo:page-height="11in" style:num-format="1" style:print-orientation="portrait" fo:margin-top="0.6in" fo:margin-bottom="0.6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span text:style-name="MT1">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4-10T20:56:17.159439134</dc:date>
    <meta:editing-duration>P4DT23H34M49S</meta:editing-duration>
    <meta:editing-cycles>3</meta:editing-cycles>
    <meta:document-statistic meta:table-count="10" meta:image-count="0" meta:object-count="0" meta:page-count="6" meta:paragraph-count="225" meta:word-count="1936" meta:character-count="11788" meta:non-whitespace-character-count="10059"/>
  </office:meta>
</office:document-meta>
</file>